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9.373cm" svg:x="0.026cm" svg:y="2.369cm" svg:viewBox="0 0 14061 9374" svg:d="M0 7030h11717M11717 7030v2344M11717 9374l2344-4687M14061 4687l-2344-4687M11717 0v2343M11717 2343h-11717M0 2343v468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